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fo:font-style="normal" style:text-underline-style="none" officeooo:rsid="001da082" officeooo:paragraph-rsid="001da082" style:font-style-asian="normal" style:font-style-complex="normal"/>
    </style:style>
    <style:style style:name="P2" style:family="paragraph" style:parent-style-name="Standard" style:list-style-name="L1">
      <style:paragraph-properties fo:text-align="justify" style:justify-single-word="false"/>
      <style:text-properties fo:font-size="12pt" fo:font-style="normal" style:text-underline-style="none" officeooo:rsid="001da082" officeooo:paragraph-rsid="001da082" style:font-style-asian="normal" style:font-style-complex="normal"/>
    </style:style>
    <style:style style:name="P3" style:family="paragraph" style:parent-style-name="Standard" style:list-style-name="L1">
      <style:paragraph-properties fo:text-align="justify" style:justify-single-word="false"/>
      <style:text-properties fo:font-size="12pt" fo:font-style="normal" style:text-underline-style="none" officeooo:rsid="001dde09" officeooo:paragraph-rsid="001dde09" style:font-style-asian="normal" style:font-style-complex="normal"/>
    </style:style>
    <style:style style:name="T1" style:family="text">
      <style:text-properties officeooo:rsid="001dde0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finições de termos em Banco de Dados</text:p>
      <text:p text:style-name="P1"/>
      <text:list text:style-name="L1">
        <text:list-item>
          <text:p text:style-name="P2">Banco de dados</text:p>
          <text:list>
            <text:list-item>
              <text:p text:style-name="P2">Coleção de dados relacionados<text:span text:style-name="T1">;</text:span></text:p>
            </text:list-item>
            <text:list-item>
              <text:p text:style-name="P3">Representa algum aspecto do mundo real (às vezes chamado de universo de discurso - do inglês Universe of Discourse, ou UoD), e as mudanças nesse universo são refletidos no banco de dados;</text:p>
            </text:list-item>
            <text:list-item>
              <text:p text:style-name="P3">Coleção logicamente coerente de dados com algum significado inerente (contudo, uma variedade aleatória de dados não pode ser corretamente chamada de dados);</text:p>
            </text:list-item>
            <text:list-item>
              <text:p text:style-name="P3">Projetado, construído e populado com dados para uma finalidade específica;</text:p>
            </text:list-item>
            <text:list-item>
              <text:p text:style-name="P3">Possui um grupo definido de usuários e algumas aplicações previamente concebidas nas quais esses usuários estão interessados.</text:p>
            </text:list-item>
          </text:list>
        </text:list-item>
        <text:list-item>
          <text:p text:style-name="P3">Dados</text:p>
          <text:list>
            <text:list-item>
              <text:p text:style-name="P3">Fatos conhecidos que podem ser registrados e possuem significado implícito.</text:p>
            </text:list-item>
          </text:list>
        </text:list-item>
        <text:list-item>
          <text:p text:style-name="P3">Meta-dados</text:p>
          <text:list>
            <text:list-item>
              <text:p text:style-name="P3"/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18T23:36:51.195364241</meta:creation-date>
    <dc:date>2025-08-19T00:36:07.865028240</dc:date>
    <meta:editing-duration>PT9M23S</meta:editing-duration>
    <meta:editing-cycles>1</meta:editing-cycles>
    <meta:document-statistic meta:table-count="0" meta:image-count="0" meta:object-count="0" meta:page-count="1" meta:paragraph-count="11" meta:word-count="117" meta:character-count="724" meta:non-whitespace-character-count="627"/>
    <meta:generator>LibreOffice/25.2.5.2$Linux_X86_64 LibreOffice_project/520$Build-2</meta:generator>
  </office:meta>
</office:document-meta>
</file>